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fo:color="#000000" style:font-name="Liberation Serif"/>
    </style:style>
    <style:style style:name="P3" style:family="paragraph" style:parent-style-name="Standard">
      <style:text-properties fo:color="#000000" style:font-name="Liberation Serif" fo:font-size="12pt" officeooo:rsid="0015cf6d" fo:background-color="transparent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7e6f8" officeooo:paragraph-rsid="0017e6f8" style:font-size-asian="12pt" style:font-size-complex="12pt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Liberation Serif" officeooo:rsid="00171562" officeooo:paragraph-rsid="00171562"/>
    </style:style>
    <style:style style:name="P8" style:family="paragraph" style:parent-style-name="Standard">
      <style:text-properties style:font-name="Liberation Serif" officeooo:paragraph-rsid="00171562"/>
    </style:style>
    <style:style style:name="P9" style:family="paragraph" style:parent-style-name="Standard">
      <style:text-properties style:font-name="Liberation Mono"/>
    </style:style>
    <style:style style:name="P10" style:family="paragraph" style:parent-style-name="Preformatted_20_Text">
      <style:text-properties fo:color="#000000" style:font-name="DejaVu Sans Mono" officeooo:rsid="00171562" officeooo:paragraph-rsid="00171562"/>
    </style:style>
    <style:style style:name="P11" style:family="paragraph" style:parent-style-name="Preformatted_20_Text">
      <style:paragraph-properties fo:margin-top="0in" fo:margin-bottom="0.1965in" loext:contextual-spacing="false"/>
      <style:text-properties style:font-name="DejaVu Sans Mono"/>
    </style:style>
    <style:style style:name="P12" style:family="paragraph" style:parent-style-name="Preformatted_20_Text">
      <style:text-properties fo:color="#000000"/>
    </style:style>
    <style:style style:name="T1" style:family="text">
      <style:text-properties officeooo:rsid="0015cf6d"/>
    </style:style>
    <style:style style:name="T2" style:family="text">
      <style:text-properties fo:color="#000000"/>
    </style:style>
    <style:style style:name="T3" style:family="text">
      <style:text-properties fo:color="#000000" officeooo:rsid="0015cf6d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15cf6d" style:font-size-asian="12pt" style:font-size-complex="12pt"/>
    </style:style>
    <style:style style:name="T6" style:family="text">
      <style:text-properties fo:color="#000000" fo:font-size="12pt" officeooo:rsid="0015cf6d" fo:background-color="transparent" loext:char-shading-value="0" style:font-size-asian="12pt" style:font-size-complex="12pt"/>
    </style:style>
    <style:style style:name="T7" style:family="text">
      <style:text-properties fo:color="#000000" officeooo:rsid="00171562"/>
    </style:style>
    <style:style style:name="T8" style:family="text">
      <style:text-properties fo:color="#000000" style:font-name="Liberation Mono" fo:font-size="12pt" style:font-size-asian="12pt" style:font-size-complex="12pt"/>
    </style:style>
    <style:style style:name="T9" style:family="text">
      <style:text-properties fo:color="#000000" style:font-name="Liberation Mono" fo:font-size="12pt" officeooo:rsid="0015cf6d" style:font-size-asian="12pt" style:font-size-complex="12pt"/>
    </style:style>
    <style:style style:name="T10" style:family="text">
      <style:text-properties officeooo:rsid="00171562"/>
    </style:style>
    <style:style style:name="T11" style:family="text">
      <style:text-properties style:font-name="DejaVu Sans Mono"/>
    </style:style>
    <style:style style:name="T12" style:family="text">
      <style:text-properties fo:color="#660e7a" style:font-name="DejaVu Sans Mono" fo:font-weight="bold"/>
    </style:style>
    <style:style style:name="T13" style:family="text">
      <style:text-properties fo:color="#008000" style:font-name="DejaVu Sans Mono" fo:font-weight="bold"/>
    </style:style>
    <style:style style:name="T14" style:family="text">
      <style:text-properties officeooo:rsid="0017e6f8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background-color="transparent" loext:char-shading-value="0"/>
    </style:style>
    <style:style style:name="T17" style:family="text">
      <style:text-properties style:font-name="Liberation Mono" officeooo:rsid="0017e6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You need to create 2 files to launch a simulation :</text:p>
      <text:p text:style-name="P7">- <text:span text:style-name="T15">hosts</text:span> is a file containing a list of address to connect to the hosting computers</text:p>
      <text:p text:style-name="P7">- <text:span text:style-name="T16">services.json</text:span> is a file containing in JSON a description of the services used in the simulation, that you need to create the dummy Clients</text:p>
      <text:p text:style-name="P7">e.g. : </text:p>
      <text:p text:style-name="P10">[</text:p>
      <text:p text:style-name="P12"><text:s text:c="4"/><text:span text:style-name="T11">{</text:span><text:span text:style-name="T12">"name"</text:span><text:span text:style-name="T11">:</text:span><text:span text:style-name="T13">"weighting"</text:span><text:span text:style-name="T11">, </text:span><text:span text:style-name="T12">"alternatives"</text:span><text:span text:style-name="T11">:[</text:span><text:span text:style-name="T13">"fastest"</text:span><text:span text:style-name="T11">]},</text:span></text:p>
      <text:p text:style-name="P12"><text:s text:c="4"/><text:span text:style-name="T11">{</text:span><text:span text:style-name="T12">"name"</text:span><text:span text:style-name="T11">:</text:span><text:span text:style-name="T13">"vehicle"</text:span><text:span text:style-name="T11">, </text:span><text:span text:style-name="T12">"alternatives"</text:span><text:span text:style-name="T11">:[</text:span><text:span text:style-name="T13">"car"</text:span><text:span text:style-name="T11">, </text:span><text:span text:style-name="T13">"bike"</text:span><text:span text:style-name="T11">]},</text:span></text:p>
      <text:p text:style-name="P12"><text:s text:c="4"/><text:span text:style-name="T11">{</text:span><text:span text:style-name="T12">"name"</text:span><text:span text:style-name="T11">:</text:span><text:span text:style-name="T13">"position"</text:span><text:span text:style-name="T11">, </text:span><text:span text:style-name="T12">"alternatives"</text:span><text:span text:style-name="T11">:[ </text:span><text:span text:style-name="T13">"53.315130,-6.238099"</text:span><text:span text:style-name="T11">, </text:span><text:span text:style-name="T13">"53.303086,-6.287210"</text:span><text:span text:style-name="T11">, </text:span><text:span text:style-name="T13">"53.379100,-6.212726"</text:span><text:span text:style-name="T11">]}</text:span></text:p>
      <text:p text:style-name="P11"><text:span text:style-name="T2">]</text:span></text:p>
      <text:p text:style-name="P8"><text:span text:style-name="T10">In the folder of the graphhopper-client application is a script folder in which you can find 4 bash scripts to init (create), kill (destroy), start (pause) and stop (unpause) the Platform dockers.</text:span></text:p>
      <text:p text:style-name="P7">The <text:span text:style-name="T15">init_platform.sh</text:span> script will also create the <text:span text:style-name="T15">host_ip_list</text:span> file that you need to create the dummy Clients. For now, you will need to manually edit the user (set at « diversify ») in the scripts as it has not yet been parameterized.</text:p>
      <text:p text:style-name="P7">- <text:span text:style-name="T17">init_platform.sh</text:span><text:span text:style-name="T14"> takes 2 parameters : the hosts file and the number of containers to start on each host, e.g. hosts 10</text:span></text:p>
      <text:p text:style-name="P7">- <text:span text:style-name="T17">kill_platform.sh</text:span><text:span text:style-name="T14"> takes the hosts file as parameter</text:span></text:p>
      <text:p text:style-name="P1"/>
      <text:p text:style-name="P1"><text:span text:style-name="T1">The graphhopper-client application has two main classes : </text:span><text:span text:style-name="T8">graphhopper.client.demo.</text:span><text:span text:style-name="T9">Main</text:span><text:span text:style-name="T5"> </text:span>and<text:span text:style-name="T5"> </text:span></text:p>
      <text:p text:style-name="P9"><text:span text:style-name="T3">graphhopper.client.demo.</text:span><text:span text:style-name="T2">DummyClientGenerator</text:span></text:p>
      <text:p text:style-name="P2"/>
      <text:p text:style-name="P2">The DummyClientGenerator class starts the client descriptor generator, which allows to create random fake clients for the simulation. It takes 6 parameters : the file containing the adresses of the Platform hosts, the JSON file describing the services, the minimum number of connected Platforms <text:span text:style-name="T10">par Client</text:span>, the max number of connected Platforms <text:span text:style-name="T10">par Client</text:span>, the number of clients to create, and the output folder.</text:p>
      <text:p text:style-name="P1"><text:span text:style-name="T6">e.g. :</text:span><text:span text:style-name="T2"> </text:span><text:span text:style-name="T8">script/host_ip_list services.json 2 8 150 dummies</text:span></text:p>
      <text:p text:style-name="P2"/>
      <text:p text:style-name="P1"><text:span text:style-name="T2">The Main class launches the Client side of the graph, and takes 2 parameters: </text:span><text:span text:style-name="T3">the folder containing the client descriptors and the port used for the websocket </text:span><text:span text:style-name="T7">(to send results to a dashboard)</text:span><text:span text:style-name="T3">.</text:span></text:p>
      <text:p text:style-name="P3">e.g. : <text:span text:style-name="T15">dummies/ 8099</text:span></text:p>
      <text:p text:style-name="P4"/>
      <text:p text:style-name="P5">So, in short :</text:p>
      <text:p text:style-name="P5">- create a <text:span text:style-name="T15">hosts</text:span> file containing the servers IP addresses</text:p>
      <text:p text:style-name="P5">- create a <text:span text:style-name="T15">services.json</text:span> file containing the sample code provided earlier</text:p>
      <text:p text:style-name="P5">- launch the <text:span text:style-name="T15">init_platform.sh</text:span> script with the proper parameters (the <text:span text:style-name="T15">host_ip_list</text:span> file is created)</text:p>
      <text:p text:style-name="P5">- start the DummyClientGenerator main with the proper parameters (the <text:span text:style-name="T15">clientXX.json</text:span> files are created)</text:p>
      <text:p text:style-name="P5">- start the Main main with the proper parame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officeooo:rsid="0015cf6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8:37:09.612843053</meta:creation-date>
    <meta:editing-duration>PT13M</meta:editing-duration>
    <meta:editing-cycles>2</meta:editing-cycles>
    <meta:generator>LibreOffice/4.4.5.2$Linux_X86_64 LibreOffice_project/40$Build-2</meta:generator>
    <meta:initial-creator>André Elie</meta:initial-creator>
    <dc:date>2015-09-10T10:05:27.838229611</dc:date>
    <dc:creator>André Elie</dc:creator>
    <meta:document-statistic meta:table-count="0" meta:image-count="0" meta:object-count="0" meta:page-count="1" meta:paragraph-count="25" meta:word-count="352" meta:character-count="2309" meta:non-whitespace-character-count="1968"/>
  </office:meta>
</office:document-meta>
</file>